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95e6" officeooo:paragraph-rsid="000b95e6"/>
    </style:style>
    <style:style style:name="P2" style:family="paragraph" style:parent-style-name="Standard" style:list-style-name="L1">
      <style:text-properties officeooo:rsid="000b95e6" officeooo:paragraph-rsid="000b95e6"/>
    </style:style>
    <style:style style:name="P3" style:family="paragraph" style:parent-style-name="Standard">
      <style:text-properties officeooo:rsid="000c3039" officeooo:paragraph-rsid="000c3039"/>
    </style:style>
    <style:style style:name="P4" style:family="paragraph" style:parent-style-name="Standard" style:list-style-name="L2">
      <style:text-properties officeooo:rsid="000c3039" officeooo:paragraph-rsid="000c30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ega Taller de Informática – Sitio de gimnasio</text:p>
      <text:p text:style-name="P1"/>
      <text:p text:style-name="P1">Sitio público:</text:p>
      <text:list xml:id="list3630542345" text:style-name="L1">
        <text:list-item>
          <text:p text:style-name="P2">logueo:</text:p>
          <text:list>
            <text:list-item>
              <text:p text:style-name="P2">Admin</text:p>
              <text:list>
                <text:list-item>
                  <text:p text:style-name="P2">Modificar el sitio público.</text:p>
                </text:list-item>
                <text:list-item>
                  <text:p text:style-name="P2">Socios.</text:p>
                </text:list-item>
                <text:list-item>
                  <text:p text:style-name="P2">Actividades, Horarios.</text:p>
                </text:list-item>
                <text:list-item>
                  <text:p text:style-name="P2">Pagos, Cuotas.</text:p>
                </text:list-item>
                <text:list-item>
                  <text:p text:style-name="P2">Filtros (Consultas).</text:p>
                </text:list-item>
              </text:list>
            </text:list-item>
            <text:list-item>
              <text:p text:style-name="P2">Web master</text:p>
              <text:list>
                <text:list-item>
                  <text:p text:style-name="P2">Modificar sitio publico.</text:p>
                </text:list-item>
              </text:list>
            </text:list-item>
            <text:list-item>
              <text:p text:style-name="P2">Socio</text:p>
              <text:list>
                <text:list-item>
                  <text:p text:style-name="P2">Modificar: datos, direccion, tel, mail y clave.</text:p>
                </text:list-item>
                <text:list-item>
                  <text:p text:style-name="P2">Ver estado de cuotas.</text:p>
                </text:list-item>
              </text:list>
            </text:list-item>
          </text:list>
        </text:list-item>
      </text:list>
      <text:p text:style-name="P3">Tablas personas:</text:p>
      <text:list xml:id="list3422762599" text:style-name="L2">
        <text:list-item>
          <text:p text:style-name="P4">Persona</text:p>
          <text:list>
            <text:list-item>
              <text:p text:style-name="P4">Admin</text:p>
            </text:list-item>
            <text:list-item>
              <text:p text:style-name="P4">WebMaster</text:p>
            </text:list-item>
            <text:list-item>
              <text:p text:style-name="P4">Socios</text:p>
            </text:list-item>
            <text:list-item>
              <text:p text:style-name="P4">Otro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23:50.387872199</meta:creation-date>
    <dc:date>2017-11-20T20:33:29.634677202</dc:date>
    <meta:editing-duration>PT9H49M8S</meta:editing-duration>
    <meta:editing-cycles>1</meta:editing-cycles>
    <meta:document-statistic meta:table-count="0" meta:image-count="0" meta:object-count="0" meta:page-count="1" meta:paragraph-count="20" meta:word-count="63" meta:character-count="337" meta:non-whitespace-character-count="310"/>
    <meta:generator>LibreOffice/5.4.2.2.0$Linux_X86_64 LibreOffice_project/40m0$Build-2</meta:generator>
  </office:meta>
</office:document-meta>
</file>